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ve 1</text:p>
          </table:table-cell>
          <table:table-cell office:value-type="string" calcext:value-type="string">
            <text:p>Valve 2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5" calcext:value-type="float">
            <text:p>175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5" calcext:value-type="float">
            <text:p>16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7:27:01.724450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4:12:53.195130209</meta:creation-date>
    <dc:date>2014-08-05T23:01:48.415835402</dc:date>
    <meta:editing-duration>PT14M40S</meta:editing-duration>
    <meta:editing-cycles>3</meta:editing-cycles>
    <meta:generator>LibreOffice/4.2.5.2$Linux_X86_64 LibreOffice_project/420m0$Build-2</meta:generator>
    <meta:document-statistic meta:table-count="2" meta:cell-count="96" meta:object-count="0"/>
  </office:meta>
</office:document-meta>
</file>